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0?]</text:p>
      <text:p text:style-name="P2">Month<text:tab/><text:tab/><text:tab/><text:tab/><text:tab/><text:tab/></text:p>
      <text:p text:style-name="P2">Year<text:tab/><text:tab/><text:tab/><text:tab/><text:tab/><text:tab/>[1880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20<text:span text:style-name="T2">th</text:span><text:span text:style-name="T3"> anniversary/</text:span></text:p>
      <text:p text:style-name="P7"><text:span text:style-name="T3">of the 7</text:span><text:span text:style-name="T2">th</text:span><text:span text:style-name="T3"> st Synagogue./</text:span></text:p>
      <text:p text:style-name="P7"><text:span text:style-name="T3"/></text:p>
      <text:p text:style-name="P6"><text:span text:style-name="T3">[Page 1]</text:span></text:p>
      <text:p text:style-name="P6"><text:span text:style-name="T3">Brethren. <text:s/>The days of childhood have passed, and/ the age of maturity is drawing close. <text:s/>The portion/ of the Law designated for this Sabbath, and with/ which the book of Numbers begins, is that which was/ first read in our new Synagogue last twenty years ago./ <text:s/>It being so, we should act like anxious parents towards/ their sons when approaching majority--provide for/ the future; try all means which a good understanding/ and honesty suggest, so that the temporal position of the/ object of our affection may be well secured./</text:span></text:p>
      <text:p text:style-name="P6"><text:span text:style-name="T3">I know that I am probing a sore, nor do I forget that I/ almost pledged myself not to touch it any more, for/ fear that instead of affecting a cure, I may hurt my/ own self; or to speak plainly, lest I raise a suspicion/ as to my ulterior motive. <text:s/>But there are considerations which rise</text:span><text:span text:style-name="T4">ing</text:span><text:span text:style-name="T7">/ above personal feelings; </text:span><text:span text:style-name="T4">which</text:span><text:span text:style-name="T7"> and these latter, after all, are but a species/ of selfishness. <text:s/>My attachment to the principles which/ this building represents, urges me to face adverse criticism,/ to risk even being tauntingly called the interested party./</text:span></text:p>
      <text:p text:style-name="P6"><text:span text:style-name="T7">In consulting my register of the deaths occurring in the/ congregation, I perceive with painful concern that during/</text:span></text:p>
      <text:p text:style-name="P6"><text:span text:style-name="T7"/></text:p>
      <text:p text:style-name="P6"><text:soft-page-break/><text:span text:style-name="T7">[Page 2]</text:span></text:p>
      <text:p text:style-name="P6"><text:span text:style-name="T7">the past twelvemonth we have sustained severer/ losses than ordinarily. <text:s/>Contributors to the maintenance/ of our worship--some prominent and generous, others oc-/-cupying with regularity the seats they held, have gone to/ their lasting reward. <text:s/>Unhappily, the instances in which/ children supply the places left vacant by their deceased/ parents </text:span><text:span text:style-name="T4">is</text:span><text:span text:style-name="T7"> are rare in our midst. <text:s/>Were it otherwise, had the sons and daughters of Hebrews once actively engaged in upholding our sacred organizations, identified themselves with us we would/ now be very flourishing. <text:s/>Besides, a spirit of liberality,/ always to be praised, induces the directors of this </text:span><text:span text:style-name="T4">sacred in-</text:span><text:span text:style-name="T7"> dwelling of/ </text:span><text:span text:style-name="T4">-stitution</text:span><text:span text:style-name="T7"> prayer, to admit here all who plead inability to give/ it support--though </text:span><text:span text:style-name="T4">I</text:span><text:span text:style-name="T7"> while commending that course, I can-/-not forbear remarking that those who are so considerately/ treated, might help to swell the number of attendants/ at all times, and not simply on Sabbath and Holiday-morn-/-ings. <text:s/>Then, again, several removals to another/ city have lately injured this Synagogue quite materially./ <text:s/>One needs not therefore possess a keen discernment to/ foretell the final issue, which, I fervently pray to God, may be/ </text:span><text:span text:style-name="T4">ar</text:span><text:span text:style-name="T7"> averted. <text:s/>But I said it last week, and I repeat it/ now, we must confide in a kind Providence, but act/ energetically withal and not rely on miracles [Hebrew] have taught our Rabbis. <text:s/>"It is not right to reckon upon </text:span><text:span text:style-name="T4">wonders</text:span><text:span text:style-name="T7"> supernatural events" and </text:span><text:span text:style-name="T4">David wrote</text:span><text:span text:style-name="T7">/ "Trust in the Lord, but do right" is the teachings of the Scriptures./</text:span></text:p>
      <text:p text:style-name="P6"><text:span text:style-name="T7"/></text:p>
      <text:p text:style-name="P6"><text:span text:style-name="T7">[Page 3]</text:span></text:p>
      <text:p text:style-name="P6"><text:span text:style-name="T7">We must exercise the judgment the Almighty has </text:span><text:span text:style-name="T4">en-</text:span><text:span text:style-name="T7"> gifted/ </text:span><text:span text:style-name="T4">-dowed</text:span><text:span text:style-name="T7"> us with to good advantage, in order to prevent/ in time the downfall of conservatism, of which this edifice/ is a bulwark. <text:s/>Specially the men of Israel entrusted with/ the government of a Congregation must study deeply to/ ward off dangers. <text:s/>"Those who are busy in public matters/ should busy themselves to a glorious end" [Hebrew]/ [Hebrew], recommend the </text:span><text:span text:style-name="T4">Rabbis</text:span><text:span text:style-name="T7"> Sages, and they add: "then/ paternal merits will assist them, and their righteousness/ will endure for ever" [Hebrew]/ But not all the measures which the chosen repre-/-sentatives of our Congregation adopted, have tended to/ benefit it, some have unwittingly crippled its </text:span><text:span text:style-name="T4">means</text:span><text:span text:style-name="T7"> powers. <text:s/>It would be/ idle, if not ungracious, to allude to an irremediable/ past; suffice to say that it behooves those in whose/ hands the </text:span><text:span text:style-name="T4">fit</text:span><text:span text:style-name="T7"> future of this religious body is committed,/ to avoid miscalculations, and to bestow the closest and/ most anxious attention--for the undertaking </text:span><text:span text:style-name="T8">is</text:span><text:span text:style-name="T9"> holy--on/ a plan by which a </text:span><text:span text:style-name="T5">threatening</text:span><text:span text:style-name="T9"> slowly but perceptibly advancing evil may be grappled/ with and </text:span><text:span text:style-name="T5">conquered</text:span><text:span text:style-name="T9"> overcome. <text:s/>There is no denying: we are grow-/-ing fewer in number, and we may apprehend a gradual/</text:span></text:p>
      <text:p text:style-name="P6"><text:span text:style-name="T9"/></text:p>
      <text:p text:style-name="P6"><text:span text:style-name="T9">[Page 4]</text:span></text:p>
      <text:p text:style-name="P6"><text:span text:style-name="T9">decrease still more from material causes. <text:s/>But/ while many who can aid in upholding this mode of worship live/ among us, let them be asked </text:span><text:span text:style-name="T5">to give</text:span><text:span text:style-name="T9"> when the time ar-/-rives that it may be so done honorably without the slightest breach of a triennial agreement; let them be/ asked to give again annually what was not at all/ </text:span><text:span text:style-name="T5">descried</text:span><text:span text:style-name="T9"> complained of as an exaction in former years; let them no more/ receive an unsolicited favor in the shape of a reduction/ of their yearly contributions. <text:s/>So long as a free Sy-/-nagouge endowed by the wealthiest must remain a eutopian[sic!] idea, </text:span><text:span text:style-name="T5">let</text:span><text:span text:style-name="T9"> Israelites/ who can afford it ought to compensate for </text:span><text:span text:style-name="T5">the many</text:span><text:span text:style-name="T9"> others who are/ able to offer only a mite or who can offer nothing./ <text:s/>We need these children of our faith. <text:s/>We need them imperatively. <text:s/>They form a most important element/ in the preservation of historical Judaism. <text:s/>May the day/ never arrive when, the Aristocratic few will constitute a Congregation in Israel, when the bearing of the large/ contributors to the material support of the Synagogue,/ will deter those who can enter it only with </text:span><text:span text:style-name="T5">a seedy</text:span><text:span text:style-name="T9">/ </text:span><text:span text:style-name="T5">and</text:span><text:span text:style-name="T9"> threadbare garments from crossing its threshold./ <text:s/>We should continue the policy which has marked out and/ therefore distinguished for real nobility, the </text:span><text:span text:style-name="T5">Congregation</text:span><text:span text:style-name="T9"> organized body called/ "Mikv</text:span><text:span text:style-name="T10">é</text:span><text:span text:style-name="T11"> Israel," even if our assets can never come near/ those of corporations that pride themselves on a surplus/ of thousands, after having fed emeritus officials, singers and players,/</text:span></text:p>
      <text:p text:style-name="P6"><text:soft-page-break/><text:span text:style-name="T11"/></text:p>
      <text:p text:style-name="P6"><text:span text:style-name="T11">[Page 5]</text:span></text:p>
      <text:p text:style-name="P6"><text:span text:style-name="T11">But we must absolutely endeavour that the outlay/ shall not, as at present, exceed the income. <text:s/>A course/ so ruinous,--which would hasten the downfall of any pri-/-vate individual, will inevitably occasion also the over-/-throw of a congregation. <text:s/>Economy is commendably practised by our managers; none/ </text:span><text:span text:style-name="T6">and none</text:span><text:span text:style-name="T11"> can bring a charge of extravagance--only what preserves the building./ <text:s/></text:span><text:span text:style-name="T6">and only what pe ensures an attendance at the worship,</text:span><text:span text:style-name="T11">/ and ensures the comfort of the worshippers[sic!] being expended./ <text:s/>But with a burden which weighs heavily upon us,/ difficulties </text:span><text:span text:style-name="T6">difficulties have</text:span><text:span text:style-name="T11"> have necessarily to be encountered, despite/ retirement and a final return to the original seat-/rent./</text:span></text:p>
      <text:p text:style-name="P6"><text:span text:style-name="T11">Brethren! <text:s/>In two years to come, a memorable event/ will be celebrated--the centennial </text:span><text:span text:style-name="T6">jubilee</text:span><text:span text:style-name="T11"> anniversary of this Congregation./ <text:s/>In thanking </text:span><text:span text:style-name="T6">God</text:span><text:span text:style-name="T11"> the Almighty who has been with the children/ as He was with the fathers; in pouring forth united/ praises to the Lord and Legislator, whose laws have/ found faithful interpreters in this religious body,/ during an uninterrupted period of </text:span><text:span text:style-name="T6">a</text:span><text:span text:style-name="T11"> hundred years,/ we ought to </text:span><text:span text:style-name="T6">present</text:span><text:span text:style-name="T11"> betake ourselves before Him with a gift,/ enter His courts with a present. <text:s/>We should give over/ to Israel's God the house called </text:span><text:span text:style-name="T6">after</text:span><text:span text:style-name="T11"> by His holy name,/ and rescue it from the hands of a non-Jewish Association./</text:span></text:p>
      <text:p text:style-name="P6"><text:span text:style-name="T11"/></text:p>
      <text:p text:style-name="P6"><text:span text:style-name="T11">[Page 6]</text:span></text:p>
      <text:p text:style-name="P6"><text:span text:style-name="T11">That will in very deed be a cause for spiritual/ gratulation. <text:s/>Not alone </text:span><text:span text:style-name="T6">we</text:span><text:span text:style-name="T11"> shall we have rolled away/ a reproach, but we shall </text:span><text:span text:style-name="T6">have</text:span><text:span text:style-name="T11">, as far as human/ foresight can provide, we shall have raised a high/ peace to prevent the destruction of traditional Judaism,/ as entrusted to posterity by the men who established/ a sacred organization under the significant title of/ "Hope of Israel." <text:s/>Relieved from an oppressive/ load, our successors will move on with ease. <text:s/>The/ facilities which, freedom from an untoward obligation,/ aye: from a</text:span><text:span text:style-name="T6">n unwarra</text:span><text:span text:style-name="T11"> sacrilegious debt, will be enabled/ to offer all </text:span><text:span text:style-name="T6">classes of</text:span><text:span text:style-name="T11"> Hebrews, drawing hither the middle classes and the poor, as well as the affluent, will perpetuate the service/ of our God, to the benefit of the olden faith, and to the/ glory of the Sinaic revelation. <text:s/>Such is the/ ardent wish; such is the fervent prayer of an/ humble leader of the </text:span><text:span text:style-name="T6">far</text:span><text:span text:style-name="T11"> remnant of believers, on this Sab-/-bath, the twentieth anniversary of our comely Synagogue/ Grant my desire and my petition; Thou who search-/-est the heart, bless the efforts of Thy servant, and/ the exertions of his co-workers. <text:s/>Infuse a spirit of reve-/-rence and love into the hearts of the attendants at this house./ <text:s/>&amp;c &amp;c (The lecture </text:span><text:span text:style-name="T6">will</text:span><text:span text:style-name="T11"> was continued at some lengt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4:08:38.38</meta:creation-date>
    <dc:date>2012-09-25T14:41:36.10</dc:date>
    <dc:creator>Penn Libraries</dc:creator>
    <meta:editing-duration>PT00H02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78" meta:word-count="1508" meta:character-count="9443"/>
  </office:meta>
</office:document-meta>
</file>